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family-generic="swiss"/>
    <style:font-face style:name="Arial4" svg:font-family="Arial" style:font-pitch="variable"/>
    <style:font-face style:name="BIZ UDゴシック" svg:font-family="'BIZ UDゴシック'" style:font-family-generic="modern" style:font-pitch="variable"/>
    <style:font-face style:name="BIZ UDゴシック1" svg:font-family="'BIZ UDゴシック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, Arial" style:font-family-generic="swiss" style:font-pitch="variable"/>
    <style:font-face style:name="Liberation Sans3" svg:font-family="'Liberation Sans', Arial" style:font-family-generic="roman" style:font-pitch="variable"/>
    <style:font-face style:name="Liberation Sans4" svg:font-family="'Liberation Sans'" style:font-family-generic="modern" style:font-pitch="variable"/>
    <style:font-face style:name="Liberation Sans5" svg:font-family="'Liberation Sans'" style:font-family-generic="swiss" style:font-pitch="variable"/>
    <style:font-face style:name="Liberation Sans6" svg:font-family="'Liberation Sans', Arial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erif2" svg:font-family="'Liberation Serif', 'Times New Roman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  <style:font-face style:name="游ゴシック1" svg:font-family="游ゴシック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  <style:font-face style:name="游明朝2" svg:font-family="游明朝" style:font-family-generic="moder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opacity="0%" draw:stroke-linejoin="miter" draw:fill-color="#eeeeee" draw:opacity="35%" draw:opacity-name="" draw:textarea-horizontal-align="justify" draw:textarea-vertical-align="middle" draw:auto-grow-height="false" fo:min-height="15.5cm" fo:min-width="27.5cm"/>
    </style:style>
    <style:style style:name="gr2" style:family="graphic" style:parent-style-name="objectwithoutfill">
      <style:graphic-properties svg:stroke-width="0.081cm" svg:stroke-color="#127622" draw:marker-start-width="0.326cm" draw:marker-end-width="0.326cm" draw:fill="none" draw:textarea-vertical-align="middle" fo:padding-top="0.14cm" fo:padding-bottom="0.14cm" fo:padding-left="0.265cm" fo:padding-right="0.265cm"/>
    </style:style>
    <style:style style:name="gr3" style:family="graphic">
      <style:graphic-properties style:protect="size"/>
    </style:style>
    <style:style style:name="gr4" style:family="graphic" style:parent-style-name="standard" style:list-style-name="L4">
      <style:graphic-properties draw:stroke="none" svg:stroke-color="#000000" draw:fill="none" draw:fill-color="#ffffff" draw:textarea-horizontal-align="left" draw:textarea-vertical-align="middle" draw:auto-grow-height="true" draw:auto-grow-width="true" fo:min-height="0.932cm" fo:min-width="9.618cm"/>
      <style:paragraph-properties style:writing-mode="lr-tb"/>
    </style:style>
    <style:style style:name="gr5" style:family="graphic" style:parent-style-name="standard">
      <style:graphic-properties draw:stroke="none" draw:fill="none"/>
      <style:paragraph-properties style:writing-mode="lr-tb"/>
    </style:style>
    <style:style style:name="gr6" style:family="graphic" style:parent-style-name="standard" style:list-style-name="L4">
      <style:graphic-properties draw:stroke="none" svg:stroke-color="#000000" draw:fill="none" draw:fill-color="#ffffff" draw:textarea-horizontal-align="left" draw:textarea-vertical-align="middle" draw:auto-grow-height="true" draw:auto-grow-width="true" fo:min-height="0.932cm" fo:min-width="3.962cm"/>
      <style:paragraph-properties style:writing-mode="lr-tb"/>
    </style:style>
    <style:style style:name="gr7" style:family="graphic" style:parent-style-name="standard" style:list-style-name="L4">
      <style:graphic-properties draw:stroke="none" svg:stroke-color="#000000" draw:fill="none" draw:fill-color="#ffffff" draw:textarea-horizontal-align="left" draw:textarea-vertical-align="middle" draw:auto-grow-height="true" draw:auto-grow-width="true" fo:min-height="0.932cm" fo:min-width="4.809cm"/>
      <style:paragraph-properties style:writing-mode="lr-tb"/>
    </style:style>
    <style:style style:name="gr8" style:family="graphic" style:parent-style-name="standard" style:list-style-name="L4">
      <style:graphic-properties draw:stroke="none" svg:stroke-color="#000000" draw:fill="none" draw:fill-color="#ffffff" draw:textarea-horizontal-align="left" draw:textarea-vertical-align="middle" draw:auto-grow-height="true" draw:auto-grow-width="true" fo:min-height="0.932cm" fo:min-width="4.809cm"/>
      <style:paragraph-properties style:writing-mode="lr-tb"/>
    </style:style>
    <style:style style:name="gr9" style:family="graphic" style:parent-style-name="standard" style:list-style-name="L4">
      <style:graphic-properties draw:stroke="none" svg:stroke-color="#000000" draw:fill="none" draw:fill-color="#ffffff" draw:textarea-horizontal-align="left" draw:textarea-vertical-align="middle" draw:auto-grow-height="true" draw:auto-grow-width="true" fo:min-height="0.932cm" fo:min-width="4.809cm"/>
      <style:paragraph-properties style:writing-mode="lr-tb"/>
    </style:style>
    <style:style style:name="gr10" style:family="graphic" style:parent-style-name="standard" style:list-style-name="L4">
      <style:graphic-properties draw:stroke="none" svg:stroke-color="#000000" draw:fill="none" draw:fill-color="#ffffff" draw:textarea-horizontal-align="left" draw:textarea-vertical-align="middle" draw:auto-grow-height="true" draw:auto-grow-width="true" fo:min-height="0.932cm" fo:min-width="3.962cm"/>
      <style:paragraph-properties style:writing-mode="lr-tb"/>
    </style:style>
    <style:style style:name="gr11" style:family="graphic" style:parent-style-name="standard" style:list-style-name="L4">
      <style:graphic-properties draw:stroke="none" svg:stroke-color="#000000" draw:fill="none" draw:fill-color="#ffffff" draw:textarea-horizontal-align="left" draw:textarea-vertical-align="middle" draw:auto-grow-height="true" draw:auto-grow-width="true" fo:min-height="0.932cm" fo:min-width="4.809cm"/>
      <style:paragraph-properties style:writing-mode="lr-tb"/>
    </style:style>
    <style:style style:name="gr12" style:family="graphic" style:parent-style-name="standard" style:list-style-name="L4">
      <style:graphic-properties draw:stroke="none" svg:stroke-color="#000000" draw:fill="none" draw:fill-color="#ffffff" draw:textarea-horizontal-align="left" draw:textarea-vertical-align="middle" draw:auto-grow-height="true" draw:auto-grow-width="true" fo:min-height="0.932cm" fo:min-width="4.809cm"/>
      <style:paragraph-properties style:writing-mode="lr-tb"/>
    </style:style>
    <style:style style:name="gr13" style:family="graphic" style:parent-style-name="standard" style:list-style-name="L4">
      <style:graphic-properties draw:stroke="none" svg:stroke-color="#000000" draw:fill="none" draw:fill-color="#ffffff" draw:textarea-horizontal-align="left" draw:textarea-vertical-align="middle" draw:auto-grow-height="true" draw:auto-grow-width="true" fo:min-height="0.932cm" fo:min-width="4.809cm"/>
      <style:paragraph-properties style:writing-mode="lr-tb"/>
    </style:style>
    <style:style style:name="gr14" style:family="graphic" style:parent-style-name="standard" style:list-style-name="L4">
      <style:graphic-properties draw:stroke="none" svg:stroke-color="#000000" draw:fill="none" draw:fill-color="#ffffff" draw:textarea-horizontal-align="left" draw:textarea-vertical-align="middle" draw:auto-grow-height="true" draw:auto-grow-width="true" fo:min-height="0.932cm" fo:min-width="12.209cm"/>
      <style:paragraph-properties style:writing-mode="lr-tb"/>
    </style:style>
    <style:style style:name="gr15" style:family="graphic" style:parent-style-name="standard" style:list-style-name="L4">
      <style:graphic-properties draw:stroke="none" svg:stroke-color="#000000" draw:fill="none" draw:fill-color="#ffffff" draw:textarea-horizontal-align="left" draw:textarea-vertical-align="middle" draw:auto-grow-height="true" draw:auto-grow-width="true" fo:min-height="0.932cm" fo:min-width="3.962cm"/>
      <style:paragraph-properties style:writing-mode="lr-tb"/>
    </style:style>
    <style:style style:name="gr16" style:family="graphic" style:parent-style-name="standard" style:list-style-name="L4">
      <style:graphic-properties draw:stroke="none" svg:stroke-color="#000000" draw:fill="none" draw:fill-color="#ffffff" draw:textarea-horizontal-align="left" draw:textarea-vertical-align="middle" draw:auto-grow-height="true" draw:auto-grow-width="true" fo:min-height="0.932cm" fo:min-width="4.809cm"/>
      <style:paragraph-properties style:writing-mode="lr-tb"/>
    </style:style>
    <style:style style:name="gr17" style:family="graphic" style:parent-style-name="standard" style:list-style-name="L4">
      <style:graphic-properties draw:stroke="none" svg:stroke-color="#000000" draw:fill="none" draw:fill-color="#ffffff" draw:textarea-horizontal-align="left" draw:textarea-vertical-align="middle" draw:auto-grow-height="true" draw:auto-grow-width="true" fo:min-height="0.932cm" fo:min-width="4.809cm"/>
      <style:paragraph-properties style:writing-mode="lr-tb"/>
    </style:style>
    <style:style style:name="gr18" style:family="graphic" style:parent-style-name="standard" style:list-style-name="L4">
      <style:graphic-properties draw:stroke="none" svg:stroke-color="#000000" draw:fill="none" draw:fill-color="#ffffff" draw:textarea-horizontal-align="left" draw:textarea-vertical-align="middle" draw:auto-grow-height="true" draw:auto-grow-width="true" fo:min-height="0.932cm" fo:min-width="4.809cm"/>
      <style:paragraph-properties style:writing-mode="lr-tb"/>
    </style:style>
    <style:style style:name="gr19" style:family="graphic" style:parent-style-name="standard" style:list-style-name="L4">
      <style:graphic-properties draw:stroke="none" svg:stroke-color="#000000" draw:fill="none" draw:fill-color="#ffffff" draw:textarea-horizontal-align="left" draw:textarea-vertical-align="middle" draw:auto-grow-height="true" draw:auto-grow-width="true" fo:min-height="0.932cm" fo:min-width="10.465cm"/>
      <style:paragraph-properties style:writing-mode="lr-tb"/>
    </style:style>
    <style:style style:name="gr20" style:family="graphic" style:parent-style-name="standard" style:list-style-name="L6">
      <style:graphic-properties draw:stroke="none" draw:fill="none"/>
      <style:paragraph-properties style:writing-mode="lr-tb"/>
    </style:style>
    <style:style style:name="gr21" style:family="graphic" style:parent-style-name="standard" style:list-style-name="L4">
      <style:graphic-properties draw:stroke="none" svg:stroke-color="#000000" draw:fill="none" draw:fill-color="#ffffff" draw:textarea-horizontal-align="left" draw:textarea-vertical-align="middle" draw:auto-grow-height="true" draw:auto-grow-width="true" fo:min-height="0.932cm" fo:min-width="5.435cm"/>
      <style:paragraph-properties style:writing-mode="lr-tb"/>
    </style:style>
    <style:style style:name="gr22" style:family="graphic" style:parent-style-name="standard" style:list-style-name="L6">
      <style:graphic-properties draw:stroke="none" draw:fill="none"/>
      <style:paragraph-properties style:writing-mode="lr-tb"/>
    </style:style>
    <style:style style:name="gr23" style:family="graphic" style:parent-style-name="standard" style:list-style-name="L4">
      <style:graphic-properties draw:stroke="none" svg:stroke-color="#000000" draw:fill="none" draw:fill-color="#ffffff" draw:textarea-horizontal-align="left" draw:textarea-vertical-align="middle" draw:auto-grow-height="true" draw:auto-grow-width="true" fo:min-height="0.932cm" fo:min-width="17.238cm"/>
      <style:paragraph-properties style:writing-mode="lr-tb"/>
    </style:style>
    <style:style style:name="gr24" style:family="graphic" style:parent-style-name="standard" style:list-style-name="L6">
      <style:graphic-properties draw:stroke="none" draw:fill="none"/>
      <style:paragraph-properties style:writing-mode="lr-tb"/>
    </style:style>
    <style:style style:name="gr25" style:family="graphic" style:parent-style-name="standard" style:list-style-name="L4">
      <style:graphic-properties draw:stroke="none" svg:stroke-color="#000000" draw:fill="none" draw:fill-color="#ffffff" draw:textarea-horizontal-align="left" draw:textarea-vertical-align="middle" draw:auto-grow-height="true" draw:auto-grow-width="true" fo:min-height="0.932cm" fo:min-width="8.822cm"/>
      <style:paragraph-properties style:writing-mode="lr-tb"/>
    </style:style>
    <style:style style:name="pr1" style:family="presentation" style:parent-style-name="標準-title">
      <style:graphic-properties fo:min-height="3.5cm"/>
      <style:paragraph-properties style:writing-mode="lr-tb"/>
    </style:style>
    <style:style style:name="pr2" style:family="presentation" style:parent-style-name="標準-subtitle">
      <style:graphic-properties draw:fill-color="#ffffff" draw:auto-grow-height="true" fo:min-height="3.54cm"/>
      <style:paragraph-properties style:writing-mode="lr-tb"/>
    </style:style>
    <style:style style:name="pr3" style:family="presentation" style:parent-style-name="標準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標準-title">
      <style:graphic-properties fo:min-height="2.63cm"/>
      <style:paragraph-properties style:writing-mode="lr-tb"/>
    </style:style>
    <style:style style:name="pr5" style:family="presentation" style:parent-style-name="標準-outline1">
      <style:graphic-properties fo:min-height="9.135cm"/>
      <style:paragraph-properties style:writing-mode="lr-tb"/>
    </style:style>
    <style:style style:name="P1" style:family="paragraph">
      <loext:graphic-properties draw:fill-color="#eeeeee" draw:opacity="35%"/>
      <style:paragraph-properties fo:text-align="center"/>
    </style:style>
    <style:style style:name="P2" style:family="paragraph">
      <style:paragraph-properties style:writing-mode="lr-tb"/>
      <style:text-properties style:font-name="メイリオ" fo:font-size="44pt" style:font-name-asian="メイリオ" style:font-size-asian="44pt" style:font-size-complex="44pt"/>
    </style:style>
    <style:style style:name="P3" style:family="paragraph">
      <style:paragraph-properties fo:margin-top="0cm" fo:margin-bottom="0.2cm" fo:text-align="center"/>
      <style:text-properties style:font-size-asian="24pt"/>
    </style:style>
    <style:style style:name="P4" style:family="paragraph">
      <loext:graphic-properties draw:fill-color="#ffffff"/>
      <style:paragraph-properties fo:margin-top="0cm" fo:margin-bottom="0.2cm" fo:text-align="center" style:writing-mode="lr-tb"/>
      <style:text-properties style:font-name="BIZ UDゴシック1" fo:font-size="24pt" style:font-name-asian="BIZ UDゴシック1" style:font-size-asian="24pt" style:font-size-complex="2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left="0cm" fo:margin-right="0cm" fo:margin-top="0cm" fo:margin-bottom="0.374cm" fo:text-align="center" fo:text-indent="0cm"/>
    </style:style>
    <style:style style:name="P8" style:family="paragraph">
      <style:paragraph-properties fo:margin-left="0cm" fo:margin-right="0cm" fo:margin-top="0cm" fo:margin-bottom="0.374cm" fo:text-align="center" fo:text-indent="0cm" style:writing-mode="lr-tb"/>
      <style:text-properties style:font-name="BIZ UDゴシック1" fo:font-size="36pt" style:font-name-asian="BIZ UDゴシック1" style:font-size-asian="36pt" style:font-size-complex="36pt"/>
    </style:style>
    <style:style style:name="P9" style:family="paragraph">
      <style:paragraph-properties style:writing-mode="lr-tb"/>
      <style:text-properties fo:font-size="24pt" style:font-size-asian="24pt" style:font-size-complex="24pt"/>
    </style:style>
    <style:style style:name="P10" style:family="paragraph">
      <style:paragraph-properties fo:margin-left="0cm" fo:margin-right="0cm" fo:margin-top="0cm" fo:margin-bottom="0.374cm" fo:line-height="100%" fo:text-align="center" fo:text-indent="0cm"/>
      <style:text-properties style:font-size-asian="18pt"/>
    </style:style>
    <style:style style:name="P11" style:family="paragraph">
      <loext:graphic-properties draw:fill="none" draw:fill-color="#ffffff"/>
      <style:paragraph-properties fo:margin-left="0cm" fo:margin-right="0cm" fo:margin-top="0cm" fo:margin-bottom="0.374cm" fo:line-height="100%" fo:text-align="center" fo:text-indent="0cm" style:writing-mode="lr-tb"/>
      <style:text-properties fo:background-color="transparent" style:font-size-asian="18pt"/>
    </style:style>
    <style:style style:name="P12" style:family="paragraph">
      <style:paragraph-properties fo:margin-left="0cm" fo:margin-right="0cm" fo:margin-top="0cm" fo:margin-bottom="0cm" fo:line-height="100%" fo:text-indent="0cm"/>
      <style:text-properties style:font-size-asian="18pt"/>
    </style:style>
    <style:style style:name="P13" style:family="paragraph">
      <style:text-properties style:font-size-asian="18pt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style:font-name="游明朝" style:font-name-asian="游明朝" style:font-size-asian="18pt"/>
    </style:style>
    <style:style style:name="P15" style:family="paragraph">
      <style:paragraph-properties fo:margin-left="0cm" fo:margin-right="0cm" fo:margin-top="0cm" fo:margin-bottom="0.374cm" fo:text-align="center" fo:text-indent="0cm" style:writing-mode="lr-tb"/>
      <style:text-properties style:font-name="游明朝" fo:font-size="36pt" style:font-name-asian="游明朝" style:font-size-asian="36pt" style:font-size-complex="36pt"/>
    </style:style>
    <style:style style:name="P16" style:family="paragraph">
      <style:text-properties fo:font-size="20pt" style:font-size-asian="20pt" style:font-size-complex="20pt"/>
    </style:style>
    <style:style style:name="P17" style:family="paragraph">
      <style:paragraph-properties style:writing-mode="lr-tb"/>
      <style:text-properties fo:font-size="20pt" style:font-size-asian="20pt" style:font-size-complex="20pt"/>
    </style:style>
    <style:style style:name="P18" style:family="paragraph">
      <style:paragraph-properties fo:margin-left="0cm" fo:margin-right="0cm" fo:margin-top="0cm" fo:margin-bottom="0.374cm" fo:line-height="100%" fo:text-align="start" fo:text-indent="0cm"/>
      <style:text-properties style:font-size-asian="18pt"/>
    </style:style>
    <style:style style:name="P19" style:family="paragraph">
      <style:paragraph-properties fo:margin-left="0cm" fo:margin-right="0cm" fo:margin-top="0cm" fo:margin-bottom="0cm" fo:line-height="100%" fo:text-align="start" fo:text-indent="0cm"/>
      <style:text-properties style:font-size-asian="18pt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  <style:text-properties style:font-name="游明朝" style:font-name-asian="游明朝" style:font-size-asian="18pt"/>
    </style:style>
    <style:style style:name="P21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style:font-name="游明朝" fo:font-size="18pt" style:font-name-asian="游明朝" style:font-size-asian="18pt" style:font-size-complex="18pt"/>
    </style:style>
    <style:style style:name="T1" style:family="text">
      <style:text-properties style:font-name="メイリオ" fo:font-size="44pt" style:font-name-asian="メイリオ" style:font-size-asian="44pt" style:font-size-complex="44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BIZ UDゴシック1" fo:font-size="16pt" fo:font-style="normal" fo:text-shadow="none" style:text-underline-style="none" fo:font-weight="normal" style:letter-kerning="true" style:font-name-asian="BIZ UDゴシック1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BIZ UDゴシック1" fo:font-size="16pt" style:font-name-asian="BIZ UDゴシック1" style:font-size-asian="16pt" style:font-size-complex="16pt"/>
    </style:style>
    <style:style style:name="T4" style:family="text">
      <style:text-properties style:font-name="游明朝" fo:font-size="36pt" style:font-name-asian="游明朝" style:font-size-asian="36pt" style:font-size-complex="36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24pt" fo:background-color="transparent" style:font-size-asian="24pt" style:font-size-complex="24pt"/>
    </style:style>
    <style:style style:name="T8" style:family="text">
      <style:text-properties style:font-name="游明朝" fo:font-size="40pt" style:font-name-asian="游明朝" style:font-size-asian="40pt" style:font-size-complex="40pt"/>
    </style:style>
    <style:style style:name="T9" style:family="text">
      <style:text-properties style:font-name="游明朝" fo:font-size="15pt" style:font-name-asian="游明朝" style:font-size-asian="15pt" style:font-size-complex="15pt"/>
    </style:style>
    <style:style style:name="T10" style:family="text">
      <style:text-properties style:font-name="游明朝" fo:font-size="18pt" style:font-name-asian="游明朝" style:font-size-asian="18pt" style:font-size-complex="18pt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>
        <office:forms form:automatic-focus="false" form:apply-design-mode="false"/>
        <draw:custom-shape draw:style-name="gr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5cm" svg:height="3.5cm" svg:x="1.5cm" svg:y="4.6cm" presentation:class="title" presentation:user-transformed="true">
          <draw:text-box>
            <text:p><text:span text:style-name="T1">図書管理システム</text:span></text:p>
          </draw:text-box>
        </draw:frame>
        <draw:frame presentation:style-name="pr2" draw:text-style-name="P4" draw:layer="layout" svg:width="6cm" svg:height="3.54cm" svg:x="11.3cm" svg:y="8.78cm" presentation:class="subtitle" presentation:user-transformed="true">
          <draw:text-box>
            <text:p text:style-name="P3"><text:span text:style-name="T2">一瀬 楓</text:span></text:p>
            <text:p text:style-name="P3"><text:span text:style-name="T3">大坂 真也</text:span></text:p>
            <text:p text:style-name="P3"><text:span text:style-name="T3">清田 真由</text:span></text:p>
            <text:p text:style-name="P3"><text:span text:style-name="T3">本間 瑠優</text:span></text:p>
          </draw:text-box>
        </draw:frame>
        <draw:line draw:style-name="gr2" draw:text-style-name="P5" draw:layer="layout" svg:x1="6.5cm" svg:y1="7.782cm" svg:x2="22.5cm" svg:y2="7.782cm">
          <text:p/>
        </draw:lin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1T1">
        <office:forms form:automatic-focus="false" form:apply-design-mode="false"/>
        <draw:custom-shape draw:style-name="gr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8" draw:layer="layout" svg:width="25.199cm" svg:height="2.63cm" svg:x="1.4cm" svg:y="2.027cm" presentation:class="title" presentation:user-transformed="true">
          <draw:text-box>
            <text:p text:style-name="P7"><text:span text:style-name="T4">１</text:span><text:span text:style-name="T4">. </text:span><text:span text:style-name="T4">チームとしての目標</text:span></text:p>
          </draw:text-box>
        </draw:frame>
        <draw:frame presentation:style-name="pr5" draw:text-style-name="P9" draw:layer="layout" svg:width="18.5cm" svg:height="2.315cm" svg:x="5.2cm" svg:y="8.285cm" presentation:class="outline" presentation:user-transformed="true">
          <draw:text-box>
            <text:list text:style-name="L3">
              <text:list-header>
                <text:p><text:span text:style-name="T5">他のチームよりも人数が少なく未経験者が多くなるため、</text:span></text:p>
                <text:p><text:span text:style-name="T5">シンプルに作ることでエラーの少ない設計を目指しました。</text:span></text:p>
                <text:p><text:span text:style-name="T6"/></text:p>
                <text:p><text:span text:style-name="T6"/></text:p>
              </text:list-header>
            </text:list>
          </draw:text-box>
        </draw:frame>
        <draw:frame draw:style-name="gr4" draw:text-style-name="P11" draw:layer="layout" svg:width="10.118cm" svg:height="1.182cm" svg:x="8.5cm" svg:y="6.4cm">
          <draw:text-box>
            <text:list text:style-name="L4">
              <text:list-header>
                <text:p text:style-name="P10"><text:span text:style-name="T7">シンプル設計を目指す</text:span></text:p>
              </text:list-header>
            </text:list>
          </draw:text-box>
        </draw:frame>
        <draw:line draw:style-name="gr2" draw:text-style-name="P5" draw:layer="layout" svg:x1="9cm" svg:y1="7.782cm" svg:x2="19.5cm" svg:y2="7.782cm">
          <text:p/>
        </draw:lin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標準" presentation:presentation-page-layout-name="AL1T1">
        <office:forms form:automatic-focus="false" form:apply-design-mode="false"/>
        <draw:custom-shape draw:style-name="gr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8" draw:layer="layout" svg:width="25.199cm" svg:height="2.63cm" svg:x="1.401cm" svg:y="2.027cm" presentation:class="title" presentation:user-transformed="true">
          <draw:text-box>
            <text:p text:style-name="P7"><text:span text:style-name="T8">２</text:span><text:span text:style-name="T8">. </text:span><text:span text:style-name="T8">各個人の目標</text:span></text:p>
          </draw:text-box>
        </draw:frame>
        <draw:frame draw:style-name="gr5" draw:text-style-name="P14" draw:layer="layout" svg:width="12.704cm" svg:height="2.5cm" svg:x="9.101cm" svg:y="7.6cm">
          <draw:text-box>
            <text:p text:style-name="P12"><text:span text:style-name="T9"/></text:p>
            <text:p text:style-name="P13"><text:span text:style-name="T10">目標：わかりやすくサポートをする</text:span></text:p>
            <text:p text:style-name="P13"><text:span text:style-name="T10">役割：会員管理機能</text:span></text:p>
          </draw:text-box>
        </draw:frame>
        <draw:frame draw:style-name="gr6" draw:text-style-name="P11" draw:layer="layout" svg:width="4.462cm" svg:height="1.182cm" svg:x="11.201cm" svg:y="6.401cm">
          <draw:text-box>
            <text:list text:style-name="L4">
              <text:list-header>
                <text:p text:style-name="P10"><text:span text:style-name="T7">一瀬 楓</text:span></text:p>
              </text:list-header>
            </text:list>
          </draw:text-box>
        </draw:frame>
        <draw:line draw:style-name="gr2" draw:text-style-name="P5" draw:layer="layout" svg:x1="9cm" svg:y1="7.782cm" svg:x2="19.5cm" svg:y2="7.782cm">
          <text:p/>
        </draw:line>
        <draw:line draw:style-name="gr2" draw:text-style-name="P5" draw:layer="layout" svg:x1="9cm" svg:y1="7.782cm" svg:x2="19.5cm" svg:y2="7.782cm">
          <text:p/>
        </draw:lin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標準" presentation:presentation-page-layout-name="AL1T1">
        <office:forms form:automatic-focus="false" form:apply-design-mode="false"/>
        <draw:custom-shape draw:style-name="gr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5" draw:layer="layout" svg:width="25.199cm" svg:height="2.63cm" svg:x="1.402cm" svg:y="2.027cm" presentation:class="title" presentation:user-transformed="true">
          <draw:text-box>
            <text:p text:style-name="P7"><text:span text:style-name="T8">２</text:span><text:span text:style-name="T8">. </text:span><text:span text:style-name="T8">各個人の目標</text:span></text:p>
          </draw:text-box>
        </draw:frame>
        <draw:frame draw:style-name="gr7" draw:text-style-name="P11" draw:layer="layout" svg:width="5.309cm" svg:height="1.182cm" svg:x="10.701cm" svg:y="6.402cm">
          <draw:text-box>
            <text:list text:style-name="L4">
              <text:list-header>
                <text:p text:style-name="P10"><text:span text:style-name="T11">大</text:span><text:span text:style-name="T7">坂 真也</text:span></text:p>
              </text:list-header>
            </text:list>
          </draw:text-box>
        </draw:frame>
        <draw:frame draw:style-name="gr5" draw:text-style-name="P14" draw:layer="layout" svg:width="12.704cm" svg:height="2.5cm" svg:x="9.101cm" svg:y="7.6cm">
          <draw:text-box>
            <text:p text:style-name="P12"><text:span text:style-name="T9"/></text:p>
            <text:p text:style-name="P13"><text:span text:style-name="T10">目標：エラーのないシステムを作る</text:span></text:p>
            <text:p text:style-name="P13"><text:span text:style-name="T10">役割：返却機能</text:span></text:p>
          </draw:text-box>
        </draw:frame>
        <draw:line draw:style-name="gr2" draw:text-style-name="P5" draw:layer="layout" svg:x1="9cm" svg:y1="7.782cm" svg:x2="19.5cm" svg:y2="7.782cm">
          <text:p/>
        </draw:lin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標準" presentation:presentation-page-layout-name="AL1T1">
        <office:forms form:automatic-focus="false" form:apply-design-mode="false"/>
        <draw:custom-shape draw:style-name="gr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5" draw:layer="layout" svg:width="25.199cm" svg:height="2.63cm" svg:x="1.402cm" svg:y="2.027cm" presentation:class="title" presentation:user-transformed="true">
          <draw:text-box>
            <text:p text:style-name="P7"><text:span text:style-name="T8">２</text:span><text:span text:style-name="T8">. </text:span><text:span text:style-name="T8">各個人の目標</text:span></text:p>
          </draw:text-box>
        </draw:frame>
        <draw:frame draw:style-name="gr8" draw:text-style-name="P11" draw:layer="layout" svg:width="5.309cm" svg:height="1.182cm" svg:x="10.701cm" svg:y="6.402cm">
          <draw:text-box>
            <text:list text:style-name="L4">
              <text:list-header>
                <text:p text:style-name="P10"><text:span text:style-name="T7">清田 真由</text:span></text:p>
              </text:list-header>
            </text:list>
          </draw:text-box>
        </draw:frame>
        <draw:frame draw:style-name="gr5" draw:text-style-name="P14" draw:layer="layout" svg:width="16.399cm" svg:height="2.5cm" svg:x="6.8cm" svg:y="7.6cm">
          <draw:text-box>
            <text:p text:style-name="P12"><text:span text:style-name="T9"/></text:p>
            <text:p text:style-name="P13"><text:span text:style-name="T10">目標：期日に間に合うようにコードを書き終える</text:span></text:p>
            <text:p text:style-name="P13"><text:span text:style-name="T10">役割：資料管理</text:span></text:p>
          </draw:text-box>
        </draw:frame>
        <draw:line draw:style-name="gr2" draw:text-style-name="P5" draw:layer="layout" svg:x1="9cm" svg:y1="7.782cm" svg:x2="19.5cm" svg:y2="7.782cm">
          <text:p/>
        </draw:lin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標準" presentation:presentation-page-layout-name="AL1T1">
        <office:forms form:automatic-focus="false" form:apply-design-mode="false"/>
        <draw:custom-shape draw:style-name="gr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5" draw:layer="layout" svg:width="25.199cm" svg:height="2.63cm" svg:x="1.402cm" svg:y="2.027cm" presentation:class="title" presentation:user-transformed="true">
          <draw:text-box>
            <text:p text:style-name="P7"><text:span text:style-name="T8">２</text:span><text:span text:style-name="T8">. </text:span><text:span text:style-name="T8">各個人の目標</text:span></text:p>
          </draw:text-box>
        </draw:frame>
        <draw:frame draw:style-name="gr9" draw:text-style-name="P11" draw:layer="layout" svg:width="5.309cm" svg:height="1.182cm" svg:x="10.701cm" svg:y="6.402cm">
          <draw:text-box>
            <text:list text:style-name="L4">
              <text:list-header>
                <text:p text:style-name="P10"><text:span text:style-name="T7">本間 瑠優</text:span></text:p>
              </text:list-header>
            </text:list>
          </draw:text-box>
        </draw:frame>
        <draw:frame draw:style-name="gr5" draw:text-style-name="P14" draw:layer="layout" svg:width="12.704cm" svg:height="2.5cm" svg:x="9.101cm" svg:y="7.6cm">
          <draw:text-box>
            <text:p text:style-name="P12"><text:span text:style-name="T9"/></text:p>
            <text:p text:style-name="P13"><text:span text:style-name="T10">目標：自分の担当部分を完成させる</text:span></text:p>
            <text:p text:style-name="P13"><text:span text:style-name="T10">役割：貸出機能</text:span></text:p>
          </draw:text-box>
        </draw:frame>
        <draw:line draw:style-name="gr2" draw:text-style-name="P5" draw:layer="layout" svg:x1="9cm" svg:y1="7.782cm" svg:x2="19.5cm" svg:y2="7.782cm">
          <text:p/>
        </draw:lin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1T1">
        <office:forms form:automatic-focus="false" form:apply-design-mode="false"/>
        <draw:custom-shape draw:style-name="gr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17" draw:layer="layout" svg:width="8.699cm" svg:height="9.134cm" svg:x="10.301cm" svg:y="5.7cm" presentation:class="outline" presentation:user-transformed="true">
          <draw:text-box>
            <text:list text:style-name="L3">
              <text:list-item>
                <text:p text:style-name="P16"><text:span text:style-name="T12">画面レイアウト図</text:span></text:p>
              </text:list-item>
              <text:list-item>
                <text:p text:style-name="P16"><text:span text:style-name="T12">ER</text:span><text:span text:style-name="T12">図</text:span></text:p>
              </text:list-item>
              <text:list-item>
                <text:p text:style-name="P16"><text:span text:style-name="T12">画面遷移図</text:span></text:p>
              </text:list-item>
              <text:list-item>
                <text:p text:style-name="P16"><text:span text:style-name="T12">テーブル設計書</text:span></text:p>
              </text:list-item>
              <text:list-item>
                <text:p text:style-name="P16"><text:span text:style-name="T12">コード</text:span></text:p>
              </text:list-item>
            </text:list>
          </draw:text-box>
        </draw:frame>
        <draw:frame presentation:style-name="pr4" draw:text-style-name="P15" draw:layer="layout" svg:width="25.199cm" svg:height="2.63cm" svg:x="1.403cm" svg:y="2.027cm" presentation:class="title" presentation:user-transformed="true">
          <draw:text-box>
            <text:p text:style-name="P7"><text:span text:style-name="T8">３</text:span><text:span text:style-name="T8">. </text:span><text:span text:style-name="T8">作成物</text:span></text:p>
          </draw:text-box>
        </draw:frame>
        <draw:line draw:style-name="gr2" draw:text-style-name="P5" draw:layer="layout" svg:x1="9cm" svg:y1="7.782cm" svg:x2="19.5cm" svg:y2="7.782cm">
          <text:p/>
        </draw:lin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標準" presentation:presentation-page-layout-name="AL1T1">
        <office:forms form:automatic-focus="false" form:apply-design-mode="false"/>
        <draw:custom-shape draw:style-name="gr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5" draw:layer="layout" svg:width="25.199cm" svg:height="2.63cm" svg:x="1.404cm" svg:y="2.027cm" presentation:class="title" presentation:user-transformed="true">
          <draw:text-box>
            <text:p text:style-name="P7"><text:span text:style-name="T8">４</text:span><text:span text:style-name="T8">. </text:span><text:span text:style-name="T8">工夫した点</text:span></text:p>
          </draw:text-box>
        </draw:frame>
        <draw:frame draw:style-name="gr10" draw:text-style-name="P11" draw:layer="layout" svg:width="4.462cm" svg:height="1.182cm" svg:x="11.202cm" svg:y="6.402cm">
          <draw:text-box>
            <text:list text:style-name="L4">
              <text:list-header>
                <text:p text:style-name="P10"><text:span text:style-name="T7">一瀬 楓</text:span></text:p>
              </text:list-header>
            </text:list>
          </draw:text-box>
        </draw:frame>
        <draw:frame draw:style-name="gr5" draw:text-style-name="P14" draw:layer="layout" svg:width="11.499cm" svg:height="2.5cm" svg:x="9.001cm" svg:y="7.6cm">
          <draw:text-box>
            <text:p text:style-name="P12"><text:span text:style-name="T9"/></text:p>
            <text:p text:style-name="P18"><text:span text:style-name="T10">会員検索を使う場所が複数あるため、</text:span></text:p>
            <text:p text:style-name="P18"><text:span text:style-name="T10">機能を使いまわせるようにした点</text:span></text:p>
          </draw:text-box>
        </draw:frame>
        <draw:line draw:style-name="gr2" draw:text-style-name="P5" draw:layer="layout" svg:x1="9cm" svg:y1="7.782cm" svg:x2="19.5cm" svg:y2="7.782cm">
          <text:p/>
        </draw:lin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標準" presentation:presentation-page-layout-name="AL1T1">
        <office:forms form:automatic-focus="false" form:apply-design-mode="false"/>
        <draw:custom-shape draw:style-name="gr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11" draw:text-style-name="P11" draw:layer="layout" svg:width="5.309cm" svg:height="1.182cm" svg:x="10.702cm" svg:y="6.402cm">
          <draw:text-box>
            <text:list text:style-name="L4">
              <text:list-header>
                <text:p text:style-name="P10"><text:span text:style-name="T11">大</text:span><text:span text:style-name="T7">坂 真也</text:span></text:p>
              </text:list-header>
            </text:list>
          </draw:text-box>
        </draw:frame>
        <draw:frame draw:style-name="gr5" draw:text-style-name="P14" draw:layer="layout" svg:width="9.699cm" svg:height="2.5cm" svg:x="9.901cm" svg:y="7.584cm">
          <draw:text-box>
            <text:p text:style-name="P12"><text:span text:style-name="T9"/></text:p>
            <text:p text:style-name="P18"><text:span text:style-name="T10">画面レイアウトを中央寄せに</text:span></text:p>
            <text:p text:style-name="P18"><text:span text:style-name="T10">することで見やすくした点</text:span></text:p>
          </draw:text-box>
        </draw:frame>
        <draw:frame presentation:style-name="pr4" draw:text-style-name="P15" draw:layer="layout" svg:width="25.199cm" svg:height="2.63cm" svg:x="1.405cm" svg:y="2.027cm" presentation:class="title" presentation:user-transformed="true">
          <draw:text-box>
            <text:p text:style-name="P7"><text:span text:style-name="T8">４</text:span><text:span text:style-name="T8">. </text:span><text:span text:style-name="T8">工夫した点</text:span></text:p>
          </draw:text-box>
        </draw:frame>
        <draw:line draw:style-name="gr2" draw:text-style-name="P5" draw:layer="layout" svg:x1="9cm" svg:y1="7.782cm" svg:x2="19.5cm" svg:y2="7.782cm">
          <text:p/>
        </draw:lin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標準" presentation:presentation-page-layout-name="AL1T1">
        <office:forms form:automatic-focus="false" form:apply-design-mode="false"/>
        <draw:custom-shape draw:style-name="gr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12" draw:text-style-name="P11" draw:layer="layout" svg:width="5.309cm" svg:height="1.182cm" svg:x="10.702cm" svg:y="6.402cm">
          <draw:text-box>
            <text:list text:style-name="L4">
              <text:list-header>
                <text:p text:style-name="P10"><text:span text:style-name="T7">清田 真由</text:span></text:p>
              </text:list-header>
            </text:list>
          </draw:text-box>
        </draw:frame>
        <draw:frame draw:style-name="gr5" draw:text-style-name="P20" draw:layer="layout" svg:width="13.699cm" svg:height="2.5cm" svg:x="7.901cm" svg:y="7.6cm">
          <draw:text-box>
            <text:p text:style-name="P19"><text:span text:style-name="T9"/></text:p>
            <text:p text:style-name="P19"><text:span text:style-name="T10">作業中に使いにくそうな部分を見つけた際、</text:span></text:p>
            <text:p text:style-name="P19"><text:span text:style-name="T10">柔軟に仕様の変更を行った点</text:span></text:p>
          </draw:text-box>
        </draw:frame>
        <draw:frame presentation:style-name="pr4" draw:text-style-name="P15" draw:layer="layout" svg:width="25.199cm" svg:height="2.63cm" svg:x="1.405cm" svg:y="2.027cm" presentation:class="title" presentation:user-transformed="true">
          <draw:text-box>
            <text:p text:style-name="P7"><text:span text:style-name="T8">４</text:span><text:span text:style-name="T8">. </text:span><text:span text:style-name="T8">工夫した点</text:span></text:p>
          </draw:text-box>
        </draw:frame>
        <draw:line draw:style-name="gr2" draw:text-style-name="P5" draw:layer="layout" svg:x1="9cm" svg:y1="7.782cm" svg:x2="19.5cm" svg:y2="7.782cm">
          <text:p/>
        </draw:lin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標準" presentation:presentation-page-layout-name="AL1T1">
        <office:forms form:automatic-focus="false" form:apply-design-mode="false"/>
        <draw:custom-shape draw:style-name="gr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13" draw:text-style-name="P11" draw:layer="layout" svg:width="5.309cm" svg:height="1.182cm" svg:x="10.702cm" svg:y="6.402cm">
          <draw:text-box>
            <text:list text:style-name="L4">
              <text:list-header>
                <text:p text:style-name="P10"><text:span text:style-name="T7">本間 瑠優</text:span></text:p>
              </text:list-header>
            </text:list>
          </draw:text-box>
        </draw:frame>
        <draw:frame draw:style-name="gr5" draw:text-style-name="P14" draw:layer="layout" svg:width="16.399cm" svg:height="2.5cm" svg:x="9.001cm" svg:y="7.6cm">
          <draw:text-box>
            <text:p text:style-name="P12"><text:span text:style-name="T9"/></text:p>
            <text:p text:style-name="P19"><text:span text:style-name="T10">見やすい、わかりやすいを意識した</text:span></text:p>
            <text:p text:style-name="P19"><text:span text:style-name="T10">画面レイアウトにしたこと</text:span></text:p>
          </draw:text-box>
        </draw:frame>
        <draw:frame presentation:style-name="pr4" draw:text-style-name="P15" draw:layer="layout" svg:width="25.199cm" svg:height="2.63cm" svg:x="1.405cm" svg:y="2.027cm" presentation:class="title" presentation:user-transformed="true">
          <draw:text-box>
            <text:p text:style-name="P7"><text:span text:style-name="T8">４</text:span><text:span text:style-name="T8">. </text:span><text:span text:style-name="T8">工夫した点</text:span></text:p>
          </draw:text-box>
        </draw:frame>
        <draw:line draw:style-name="gr2" draw:text-style-name="P5" draw:layer="layout" svg:x1="9cm" svg:y1="7.782cm" svg:x2="19.5cm" svg:y2="7.782cm">
          <text:p/>
        </draw:lin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標準" presentation:presentation-page-layout-name="AL1T1">
        <office:forms form:automatic-focus="false" form:apply-design-mode="false"/>
        <draw:custom-shape draw:style-name="gr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draw:style-name="gr14" draw:text-style-name="P11" draw:layer="layout" svg:width="12.709cm" svg:height="1.182cm" svg:x="7.302cm" svg:y="6.403cm">
          <draw:text-box>
            <text:list text:style-name="L4">
              <text:list-header>
                <text:p text:style-name="P10"><text:span text:style-name="T7">実際に動作させ、解説します</text:span></text:p>
              </text:list-header>
            </text:list>
          </draw:text-box>
        </draw:frame>
        <draw:frame presentation:style-name="pr4" draw:text-style-name="P15" draw:layer="layout" svg:width="25.199cm" svg:height="2.63cm" svg:x="1.406cm" svg:y="2.027cm" presentation:class="title" presentation:user-transformed="true">
          <draw:text-box>
            <text:p text:style-name="P7"><text:span text:style-name="T8">５</text:span><text:span text:style-name="T8">. </text:span><text:span text:style-name="T8">デモ</text:span></text:p>
          </draw:text-box>
        </draw:frame>
        <draw:line draw:style-name="gr2" draw:text-style-name="P5" draw:layer="layout" svg:x1="9cm" svg:y1="7.782cm" svg:x2="19.5cm" svg:y2="7.782cm">
          <text:p/>
        </draw:lin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標準" presentation:presentation-page-layout-name="AL1T1">
        <office:forms form:automatic-focus="false" form:apply-design-mode="false"/>
        <draw:frame presentation:style-name="pr4" draw:text-style-name="P15" draw:layer="layout" svg:width="25.199cm" svg:height="2.63cm" svg:x="1.407cm" svg:y="2.027cm" presentation:class="title" presentation:user-transformed="true">
          <draw:text-box>
            <text:p text:style-name="P7"><text:span text:style-name="T8">６</text:span><text:span text:style-name="T8">. </text:span><text:span text:style-name="T8">苦労した点</text:span></text:p>
          </draw:text-box>
        </draw:frame>
        <draw:frame draw:style-name="gr15" draw:text-style-name="P11" draw:layer="layout" svg:width="4.462cm" svg:height="1.182cm" svg:x="11.203cm" svg:y="6.402cm">
          <draw:text-box>
            <text:list text:style-name="L4">
              <text:list-header>
                <text:p text:style-name="P10"><text:span text:style-name="T7">一瀬 楓</text:span></text:p>
              </text:list-header>
            </text:list>
          </draw:text-box>
        </draw:frame>
        <draw:frame draw:style-name="gr5" draw:text-style-name="P14" draw:layer="layout" svg:width="15.5cm" svg:height="2.5cm" svg:x="7cm" svg:y="8cm">
          <draw:text-box>
            <text:p text:style-name="P12"><text:span text:style-name="T10">分かりやすく教えるにはどうしたら良いかという点</text:span></text:p>
          </draw:text-box>
        </draw:frame>
        <draw:line draw:style-name="gr2" draw:text-style-name="P5" draw:layer="layout" svg:x1="9cm" svg:y1="7.782cm" svg:x2="19.5cm" svg:y2="7.782cm">
          <text:p/>
        </draw:lin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標準" presentation:presentation-page-layout-name="AL1T1">
        <office:forms form:automatic-focus="false" form:apply-design-mode="false"/>
        <draw:custom-shape draw:style-name="gr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5" draw:layer="layout" svg:width="25.199cm" svg:height="2.63cm" svg:x="1.408cm" svg:y="2.027cm" presentation:class="title" presentation:user-transformed="true">
          <draw:text-box>
            <text:p text:style-name="P7"><text:span text:style-name="T8">６</text:span><text:span text:style-name="T8">. </text:span><text:span text:style-name="T8">苦労した点</text:span></text:p>
          </draw:text-box>
        </draw:frame>
        <draw:frame draw:style-name="gr16" draw:text-style-name="P11" draw:layer="layout" svg:width="5.309cm" svg:height="1.182cm" svg:x="10.702cm" svg:y="6.402cm">
          <draw:text-box>
            <text:list text:style-name="L4">
              <text:list-header>
                <text:p text:style-name="P10"><text:span text:style-name="T7">大坂 真也</text:span></text:p>
              </text:list-header>
            </text:list>
          </draw:text-box>
        </draw:frame>
        <draw:frame draw:style-name="gr5" draw:text-style-name="P14" draw:layer="layout" svg:width="19.099cm" svg:height="1.916cm" svg:x="8.401cm" svg:y="7.584cm">
          <draw:text-box>
            <text:p text:style-name="P12"><text:span text:style-name="T9"/></text:p>
            <text:p text:style-name="P18"><text:span text:style-name="T10">エラーが発生した際、</text:span></text:p>
            <text:p text:style-name="P18"><text:span text:style-name="T10">どのように解決するか分からなかった点</text:span></text:p>
          </draw:text-box>
        </draw:frame>
        <draw:line draw:style-name="gr2" draw:text-style-name="P5" draw:layer="layout" svg:x1="9cm" svg:y1="7.782cm" svg:x2="19.5cm" svg:y2="7.782cm">
          <text:p/>
        </draw:lin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標準" presentation:presentation-page-layout-name="AL1T1">
        <office:forms form:automatic-focus="false" form:apply-design-mode="false"/>
        <draw:custom-shape draw:style-name="gr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5" draw:layer="layout" svg:width="25.199cm" svg:height="2.63cm" svg:x="1.408cm" svg:y="2.027cm" presentation:class="title" presentation:user-transformed="true">
          <draw:text-box>
            <text:p text:style-name="P7"><text:span text:style-name="T8">６</text:span><text:span text:style-name="T8">. </text:span><text:span text:style-name="T8">苦労した点</text:span></text:p>
          </draw:text-box>
        </draw:frame>
        <draw:frame draw:style-name="gr17" draw:text-style-name="P11" draw:layer="layout" svg:width="5.309cm" svg:height="1.182cm" svg:x="10.702cm" svg:y="6.402cm">
          <draw:text-box>
            <text:list text:style-name="L4">
              <text:list-header>
                <text:p text:style-name="P10"><text:span text:style-name="T7">清田 真由</text:span></text:p>
              </text:list-header>
            </text:list>
          </draw:text-box>
        </draw:frame>
        <draw:frame draw:style-name="gr5" draw:text-style-name="P14" draw:layer="layout" svg:width="14.099cm" svg:height="2.5cm" svg:x="7.801cm" svg:y="7.584cm">
          <draw:text-box>
            <text:p text:style-name="P12"><text:span text:style-name="T9"/></text:p>
            <text:p text:style-name="P19"><text:span text:style-name="T10">一つの処理で複数のテーブルを使用したため、</text:span></text:p>
            <text:p text:style-name="P19"><text:span text:style-name="T10">コーディングが難しかった点</text:span></text:p>
          </draw:text-box>
        </draw:frame>
        <draw:line draw:style-name="gr2" draw:text-style-name="P5" draw:layer="layout" svg:x1="9cm" svg:y1="7.782cm" svg:x2="19.5cm" svg:y2="7.782cm">
          <text:p/>
        </draw:lin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標準" presentation:presentation-page-layout-name="AL1T1">
        <office:forms form:automatic-focus="false" form:apply-design-mode="false"/>
        <draw:custom-shape draw:style-name="gr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5" draw:layer="layout" svg:width="25.199cm" svg:height="2.63cm" svg:x="1.408cm" svg:y="2.027cm" presentation:class="title" presentation:user-transformed="true">
          <draw:text-box>
            <text:p text:style-name="P7"><text:span text:style-name="T8">６</text:span><text:span text:style-name="T8">. </text:span><text:span text:style-name="T8">苦労した点</text:span></text:p>
          </draw:text-box>
        </draw:frame>
        <draw:frame draw:style-name="gr18" draw:text-style-name="P11" draw:layer="layout" svg:width="5.309cm" svg:height="1.182cm" svg:x="10.702cm" svg:y="6.402cm">
          <draw:text-box>
            <text:list text:style-name="L4">
              <text:list-header>
                <text:p text:style-name="P10"><text:span text:style-name="T11">本間 瑠</text:span><text:span text:style-name="T7">優</text:span></text:p>
              </text:list-header>
            </text:list>
          </draw:text-box>
        </draw:frame>
        <draw:frame draw:style-name="gr5" draw:text-style-name="P21" draw:layer="layout" svg:width="16.599cm" svg:height="1.916cm" svg:x="6.6cm" svg:y="8.084cm">
          <draw:text-box>
            <text:p text:style-name="P12"><text:span text:style-name="T10">画面表示のコードができても、</text:span></text:p>
            <text:p text:style-name="P12"><text:span text:style-name="T10">サーブレット等のコードを作成することが難しかった点</text:span></text:p>
          </draw:text-box>
        </draw:frame>
        <draw:line draw:style-name="gr2" draw:text-style-name="P5" draw:layer="layout" svg:x1="9cm" svg:y1="7.782cm" svg:x2="19.5cm" svg:y2="7.782cm">
          <text:p/>
        </draw:lin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標準" presentation:presentation-page-layout-name="AL1T1">
        <office:forms form:automatic-focus="false" form:apply-design-mode="false"/>
        <draw:custom-shape draw:style-name="gr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5" draw:layer="layout" svg:width="25.199cm" svg:height="2.63cm" svg:x="1.409cm" svg:y="2.027cm" presentation:class="title" presentation:user-transformed="true">
          <draw:text-box>
            <text:p text:style-name="P7"><text:span text:style-name="T8">７</text:span><text:span text:style-name="T8">. </text:span><text:span text:style-name="T8">今後の課題</text:span></text:p>
          </draw:text-box>
        </draw:frame>
        <draw:frame draw:style-name="gr19" draw:text-style-name="P11" draw:layer="layout" svg:width="10.965cm" svg:height="1.182cm" svg:x="8.303cm" svg:y="6.402cm">
          <draw:text-box>
            <text:list text:style-name="L4">
              <text:list-header>
                <text:p text:style-name="P10"><text:span text:style-name="T7">図書管理システムの課題</text:span></text:p>
              </text:list-header>
            </text:list>
          </draw:text-box>
        </draw:frame>
        <draw:frame draw:style-name="gr20" draw:text-style-name="P21" draw:layer="layout" svg:width="10.083cm" svg:height="2.5cm" svg:x="10.117cm" svg:y="8.069cm">
          <draw:text-box>
            <text:list text:style-name="L6">
              <text:list-item>
                <text:p text:style-name="P12"><text:span text:style-name="T10">画面レイアウトの統一</text:span></text:p>
              </text:list-item>
              <text:list-item>
                <text:p text:style-name="P12"><text:span text:style-name="T10">資料予約や遅延者対応の作成</text:span></text:p>
              </text:list-item>
              <text:list-item>
                <text:p text:style-name="P12"><text:span text:style-name="T10">保守・管理のしにくさ</text:span></text:p>
              </text:list-item>
            </text:list>
          </draw:text-box>
        </draw:frame>
        <draw:line draw:style-name="gr2" draw:text-style-name="P5" draw:layer="layout" svg:x1="9cm" svg:y1="7.782cm" svg:x2="19.5cm" svg:y2="7.782cm">
          <text:p/>
        </draw:lin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標準" presentation:presentation-page-layout-name="AL1T1">
        <office:forms form:automatic-focus="false" form:apply-design-mode="false"/>
        <draw:custom-shape draw:style-name="gr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5" draw:layer="layout" svg:width="25.199cm" svg:height="2.63cm" svg:x="1.41cm" svg:y="2.027cm" presentation:class="title" presentation:user-transformed="true">
          <draw:text-box>
            <text:p text:style-name="P7"><text:span text:style-name="T8">７</text:span><text:span text:style-name="T8">. </text:span><text:span text:style-name="T8">今後の課題</text:span></text:p>
          </draw:text-box>
        </draw:frame>
        <draw:frame draw:style-name="gr21" draw:text-style-name="P11" draw:layer="layout" svg:width="5.935cm" svg:height="1.182cm" svg:x="10.904cm" svg:y="6.403cm">
          <draw:text-box>
            <text:list text:style-name="L4">
              <text:list-header>
                <text:p text:style-name="P10"><text:span text:style-name="T7">全体の課題</text:span></text:p>
              </text:list-header>
            </text:list>
          </draw:text-box>
        </draw:frame>
        <draw:frame draw:style-name="gr22" draw:text-style-name="P21" draw:layer="layout" svg:width="6.382cm" svg:height="1.43cm" svg:x="11.618cm" svg:y="8.07cm">
          <draw:text-box>
            <text:list text:style-name="L6">
              <text:list-item>
                <text:p text:style-name="P12"><text:span text:style-name="T10">知識・技量不足</text:span></text:p>
              </text:list-item>
            </text:list>
          </draw:text-box>
        </draw:frame>
        <draw:line draw:style-name="gr2" draw:text-style-name="P5" draw:layer="layout" svg:x1="9cm" svg:y1="7.782cm" svg:x2="19.5cm" svg:y2="7.782cm">
          <text:p/>
        </draw:lin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標準" presentation:presentation-page-layout-name="AL1T1">
        <office:forms form:automatic-focus="false" form:apply-design-mode="false"/>
        <draw:custom-shape draw:style-name="gr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5" draw:layer="layout" svg:width="25.199cm" svg:height="2.63cm" svg:x="1.411cm" svg:y="2.027cm" presentation:class="title" presentation:user-transformed="true">
          <draw:text-box>
            <text:p text:style-name="P7"><text:span text:style-name="T8">８</text:span><text:span text:style-name="T8">. </text:span><text:span text:style-name="T8">学んだ点</text:span></text:p>
          </draw:text-box>
        </draw:frame>
        <draw:frame draw:style-name="gr23" draw:text-style-name="P11" draw:layer="layout" svg:width="17.738cm" svg:height="1.182cm" svg:x="5.003cm" svg:y="6.402cm">
          <draw:text-box>
            <text:list text:style-name="L4">
              <text:list-header>
                <text:p text:style-name="P10"><text:span text:style-name="T7">システム開発の流れを知ることができた点</text:span></text:p>
              </text:list-header>
            </text:list>
          </draw:text-box>
        </draw:frame>
        <draw:frame draw:style-name="gr24" draw:text-style-name="P21" draw:layer="layout" svg:width="14.099cm" svg:height="2.5cm" svg:x="8.401cm" svg:y="8cm">
          <draw:text-box>
            <text:list text:style-name="L6">
              <text:list-item>
                <text:p text:style-name="P12"><text:span text:style-name="T10">多くのコードの組み合わせ</text:span></text:p>
              </text:list-item>
              <text:list-item>
                <text:p text:style-name="P12"><text:span text:style-name="T10">意思疎通の重要性</text:span></text:p>
              </text:list-item>
            </text:list>
          </draw:text-box>
        </draw:frame>
        <draw:line draw:style-name="gr2" draw:text-style-name="P5" draw:layer="layout" svg:x1="9cm" svg:y1="7.782cm" svg:x2="19.5cm" svg:y2="7.782cm">
          <text:p/>
        </draw:lin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1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標準" presentation:presentation-page-layout-name="AL1T1">
        <office:forms form:automatic-focus="false" form:apply-design-mode="false"/>
        <draw:custom-shape draw:style-name="gr1" draw:text-style-name="P1" draw:layer="layout" svg:width="28cm" svg:height="15.75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15" draw:layer="layout" svg:width="25.199cm" svg:height="2.63cm" svg:x="1.412cm" svg:y="2.027cm" presentation:class="title" presentation:user-transformed="true">
          <draw:text-box>
            <text:p text:style-name="P7"><text:span text:style-name="T8">９</text:span><text:span text:style-name="T8">. </text:span><text:span text:style-name="T8">配属に向けて</text:span></text:p>
          </draw:text-box>
        </draw:frame>
        <draw:frame draw:style-name="gr25" draw:text-style-name="P11" draw:layer="layout" svg:width="9.322cm" svg:height="1.182cm" svg:x="9.404cm" svg:y="6.404cm">
          <draw:text-box>
            <text:list text:style-name="L4">
              <text:list-header>
                <text:p text:style-name="P10"><text:span text:style-name="T7">努力できるメンバー</text:span></text:p>
              </text:list-header>
            </text:list>
          </draw:text-box>
        </draw:frame>
        <draw:line draw:style-name="gr2" draw:text-style-name="P5" draw:layer="layout" svg:x1="9cm" svg:y1="7.782cm" svg:x2="19.5cm" svg:y2="7.782cm">
          <text:p/>
        </draw:line>
        <presentation:notes draw:style-name="dp2">
          <office:forms form:automatic-focus="false" form:apply-design-mode="false"/>
          <draw:page-thumbnail draw:style-name="gr3" draw:layer="layout" svg:width="19.798cm" svg:height="11.136cm" svg:x="0.6cm" svg:y="2.257cm" draw:page-number="2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Arial3" svg:font-family="Arial" style:font-family-generic="swiss"/>
    <style:font-face style:name="Arial4" svg:font-family="Arial" style:font-pitch="variable"/>
    <style:font-face style:name="BIZ UDゴシック" svg:font-family="'BIZ UDゴシック'" style:font-family-generic="modern" style:font-pitch="variable"/>
    <style:font-face style:name="BIZ UDゴシック1" svg:font-family="'BIZ UDゴシック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, Arial" style:font-family-generic="swiss" style:font-pitch="variable"/>
    <style:font-face style:name="Liberation Sans3" svg:font-family="'Liberation Sans', Arial" style:font-family-generic="roman" style:font-pitch="variable"/>
    <style:font-face style:name="Liberation Sans4" svg:font-family="'Liberation Sans'" style:font-family-generic="modern" style:font-pitch="variable"/>
    <style:font-face style:name="Liberation Sans5" svg:font-family="'Liberation Sans'" style:font-family-generic="swiss" style:font-pitch="variable"/>
    <style:font-face style:name="Liberation Sans6" svg:font-family="'Liberation Sans', Arial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erif2" svg:font-family="'Liberation Serif', 'Times New Roman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メイリオ" svg:font-family="メイリオ" style:font-family-generic="modern" style:font-pitch="variable"/>
    <style:font-face style:name="游ゴシック" svg:font-family="游ゴシック" style:font-family-generic="system" style:font-pitch="variable"/>
    <style:font-face style:name="游ゴシック1" svg:font-family="游ゴシック" style:font-pitch="variable"/>
    <style:font-face style:name="游明朝" svg:font-family="游明朝" style:font-family-generic="roman" style:font-pitch="variable"/>
    <style:font-face style:name="游明朝1" svg:font-family="游明朝" style:font-family-generic="system" style:font-pitch="variable"/>
    <style:font-face style:name="游明朝2" svg:font-family="游明朝" style:font-family-generic="modern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游明朝1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Outlined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Outlined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en" fo:country="US" style:letter-kerning="true" style:font-name-asian="游明朝" style:font-family-asian="游明朝" style:font-family-generic-asian="roman" style:font-pitch-asian="variable" style:font-size-asian="12pt" style:language-asian="ja" style:country-asian="JP" style:font-name-complex="Arial4" style:font-family-complex="Arial" style:font-pitch-complex="variable" style:font-size-complex="12pt" style:language-complex="hi" style:country-complex="IN"/>
    </style:style>
    <style:style style:name="フッター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ヘッダーとフッター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索引" style:family="graphic">
      <style:paragraph-properties style:text-autospace="none"/>
      <style:text-properties fo:language="zxx" fo:country="none" style:language-asian="zxx" style:country-asian="none" style:font-name-complex="Arial3" style:font-family-complex="Arial" style:font-family-generic-complex="swiss" style:language-complex="zxx" style:country-complex="none"/>
    </style:style>
    <style:style style:name="キャプション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箇条書き" style:family="graphic">
      <style:paragraph-properties fo:margin-top="0cm" fo:margin-bottom="0.436cm" fo:line-height="115%" style:text-autospace="none"/>
      <style:text-properties style:font-name-complex="Arial3" style:font-family-complex="Arial" style:font-family-generic-complex="swiss"/>
    </style:style>
    <style:style style:name="本文" style:family="graphic">
      <style:paragraph-properties fo:margin-top="0cm" fo:margin-bottom="0.436cm" fo:line-height="115%" style:text-autospace="none"/>
    </style:style>
    <style:style style:name="見出し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style:font-name-asian="游ゴシック1" style:font-family-asian="游ゴシック" style:font-pitch-asian="variable" style:font-name-complex="Liberation Sans2" style:font-family-complex="'Liberation Sans', Arial" style:font-family-generic-complex="swiss" style:font-pitch-complex="variable" style:font-size-complex="14pt"/>
    </style:style>
    <style:style style:name="標準_7e_LT_7e_Hintergrund" style:display-name="標準~LT~Hintergrund" style:family="graphic">
      <style:paragraph-properties style:text-autospace="none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Tahoma1" style:font-family-asian="Tahoma" style:font-pitch-asian="variable" style:font-size-asian="12pt" style:language-asian="ja" style:country-asian="JP" style:font-name-complex="Liberation Serif1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標準_7e_LT_7e_Hintergrundobjekte" style:display-name="標準~LT~Hintergrundobjekte" style:family="graphic">
      <style:paragraph-properties style:text-autospace="none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2pt" fo:language="en" fo:country="US" style:letter-kerning="true" style:font-name-asian="Tahoma1" style:font-family-asian="Tahoma" style:font-pitch-asian="variable" style:font-size-asian="12pt" style:language-asian="ja" style:country-asian="JP" style:font-name-complex="Liberation Serif1" style:font-family-complex="'Liberation Serif', 'Times New Roman'" style:font-family-generic-complex="roman" style:font-pitch-complex="variable" style:font-size-complex="12pt" style:language-complex="hi" style:country-complex="IN"/>
    </style:style>
    <style:style style:name="標準_7e_LT_7e_Notizen" style:display-name="標準~LT~Notizen" style:family="graphic">
      <style:paragraph-properties fo:margin-left="1.058cm" fo:margin-right="0cm" fo:text-indent="-1.058cm" style:text-autospace="none" style:writing-mode="lr-tb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name-asian="Tahoma1" style:font-family-asian="Tahoma" style:font-pitch-asian="variable" style:font-size-asian="20pt" style:language-asian="ja" style:country-asian="JP" style:font-style-asian="normal" style:font-weight-asian="normal" style:font-name-complex="Arial" style:font-family-complex="Arial" style:font-family-generic-complex="roman" style:font-pitch-complex="variable" style:font-size-complex="20pt" style:language-complex="hi" style:country-complex="IN" style:font-style-complex="normal" style:font-weight-complex="normal" style:text-emphasize="none"/>
    </style:style>
    <style:style style:name="標準_7e_LT_7e_Untertitel" style:display-name="標準~LT~Untertitel" style:family="graphic">
      <style:paragraph-properties fo:text-align="center" style:text-autospace="none" style:writing-mode="lr-tb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name-asian="Tahoma1" style:font-family-asian="Tahoma" style:font-pitch-asian="variable" style:font-size-asian="32pt" style:language-asian="ja" style:country-asian="JP" style:font-style-asian="normal" style:font-weight-asian="normal" style:font-name-complex="Arial" style:font-family-complex="Arial" style:font-family-generic-complex="roman" style:font-pitch-complex="variable" style:font-size-complex="32pt" style:language-complex="hi" style:country-complex="IN" style:font-style-complex="normal" style:font-weight-complex="normal" style:text-emphasize="none"/>
    </style:style>
    <style:style style:name="標準_7e_LT_7e_Titel" style:display-name="標準~LT~Titel" style:family="graphic">
      <style:paragraph-properties fo:text-align="center" style:text-autospace="none" style:writing-mode="lr-tb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name-asian="Tahoma1" style:font-family-asian="Tahoma" style:font-pitch-asian="variable" style:font-size-asian="44pt" style:language-asian="ja" style:country-asian="JP" style:font-style-asian="normal" style:font-weight-asian="normal" style:font-name-complex="Arial" style:font-family-complex="Arial" style:font-family-generic-complex="roman" style:font-pitch-complex="variable" style:font-size-complex="44pt" style:language-complex="hi" style:country-complex="IN" style:font-style-complex="normal" style:font-weight-complex="normal" style:text-emphasize="none"/>
    </style:style>
    <style:style style:name="標準_7e_LT_7e_Gliederung_20_9" style:display-name="標準~LT~Gliederung 9" style:family="graphic">
      <style:paragraph-properties fo:margin-top="0.178cm" fo:margin-bottom="0cm" style:text-autospace="non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pitch-asian="variable" style:font-name-complex="Arial" style:font-family-complex="Arial" style:font-family-generic-complex="roman" style:font-pitch-complex="variable" style:font-size-complex="12pt" style:text-emphasize="none"/>
    </style:style>
    <style:style style:name="標準_7e_LT_7e_Gliederung_20_8" style:display-name="標準~LT~Gliederung 8" style:family="graphic">
      <style:paragraph-properties fo:margin-top="0.178cm" fo:margin-bottom="0cm" style:text-autospace="non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pitch-asian="variable" style:font-name-complex="Arial" style:font-family-complex="Arial" style:font-family-generic-complex="roman" style:font-pitch-complex="variable" style:font-size-complex="12pt" style:text-emphasize="none"/>
    </style:style>
    <style:style style:name="標準_7e_LT_7e_Gliederung_20_7" style:display-name="標準~LT~Gliederung 7" style:family="graphic">
      <style:paragraph-properties fo:margin-top="0.178cm" fo:margin-bottom="0cm" style:text-autospace="non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pitch-asian="variable" style:font-name-complex="Arial" style:font-family-complex="Arial" style:font-family-generic-complex="roman" style:font-pitch-complex="variable" style:font-size-complex="12pt" style:text-emphasize="none"/>
    </style:style>
    <style:style style:name="標準_7e_LT_7e_Gliederung_20_6" style:display-name="標準~LT~Gliederung 6" style:family="graphic">
      <style:paragraph-properties fo:margin-top="0.178cm" fo:margin-bottom="0cm" style:text-autospace="non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pitch-asian="variable" style:font-name-complex="Arial" style:font-family-complex="Arial" style:font-family-generic-complex="roman" style:font-pitch-complex="variable" style:font-size-complex="12pt" style:text-emphasize="none"/>
    </style:style>
    <style:style style:name="標準_7e_LT_7e_Gliederung_20_5" style:display-name="標準~LT~Gliederung 5" style:family="graphic">
      <style:paragraph-properties fo:margin-top="0.178cm" fo:margin-bottom="0cm" style:text-autospace="non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pitch-asian="variable" style:font-name-complex="Arial" style:font-family-complex="Arial" style:font-family-generic-complex="roman" style:font-pitch-complex="variable" style:font-size-complex="12pt" style:text-emphasize="none"/>
    </style:style>
    <style:style style:name="標準_7e_LT_7e_Gliederung_20_4" style:display-name="標準~LT~Gliederung 4" style:family="graphic">
      <style:paragraph-properties fo:margin-top="0.351cm" fo:margin-bottom="0cm" style:text-autospace="non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Tahoma1" style:font-family-asian="Tahoma" style:font-pitch-asian="variable" style:font-name-complex="Arial" style:font-family-complex="Arial" style:font-family-generic-complex="roman" style:font-pitch-complex="variable" style:font-size-complex="12pt" style:text-emphasize="none"/>
    </style:style>
    <style:style style:name="標準_7e_LT_7e_Gliederung_20_3" style:display-name="標準~LT~Gliederung 3" style:family="graphic">
      <style:paragraph-properties fo:margin-top="0.529cm" fo:margin-bottom="0cm" style:text-autospace="non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Tahoma1" style:font-family-asian="Tahoma" style:font-pitch-asian="variable" style:font-name-complex="Arial" style:font-family-complex="Arial" style:font-family-generic-complex="roman" style:font-pitch-complex="variable" style:font-size-complex="12pt" style:text-emphasize="none"/>
    </style:style>
    <style:style style:name="標準_7e_LT_7e_Gliederung_20_2" style:display-name="標準~LT~Gliederung 2" style:family="graphic">
      <style:paragraph-properties fo:margin-top="0.706cm" fo:margin-bottom="0cm" style:text-autospace="none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Tahoma1" style:font-family-asian="Tahoma" style:font-pitch-asian="variable" style:font-name-complex="Arial" style:font-family-complex="Arial" style:font-family-generic-complex="roman" style:font-pitch-complex="variable" style:font-size-complex="12pt" style:text-emphasize="none"/>
    </style:style>
    <style:style style:name="標準_7e_LT_7e_Gliederung_20_1" style:display-name="標準~LT~Gliederung 1" style:family="graphic">
      <style:paragraph-properties fo:margin-top="0.88cm" fo:margin-bottom="0cm" style:text-autospace="none" style:writing-mode="lr-tb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name-asian="Tahoma1" style:font-family-asian="Tahoma" style:font-pitch-asian="variable" style:font-size-asian="32pt" style:language-asian="ja" style:country-asian="JP" style:font-style-asian="normal" style:font-weight-asian="normal" style:font-name-complex="Arial" style:font-family-complex="Arial" style:font-family-generic-complex="roman" style:font-pitch-complex="variable" style:font-size-complex="32pt" style:language-complex="hi" style:country-complex="IN" style:font-style-complex="normal" style:font-weight-complex="normal" style:text-emphasize="none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 draw:auto-grow-height="true" fo:min-height="3.5cm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3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游明朝1" style:font-family-asian="游明朝" style:font-family-generic-asian="system" style:font-pitch-asian="variable" style:font-size-asian="33pt" style:language-asian="ja" style:country-asian="JP" style:font-style-asian="normal" style:font-weight-asian="normal" style:font-name-complex="Tahoma" style:font-family-complex="Tahoma" style:font-family-generic-complex="system" style:font-pitch-complex="variable" style:font-size-complex="33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28.1000003814697pt" style:font-style-asian="normal" style:font-weight-asian="normal" style:font-name-complex="Arial2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false" style:shrink-to-fit="true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游ゴシック" style:font-family-asian="游ゴシック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4" style:family="graphic" style:parent-style-name="Accent_20_3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5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gr6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標準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標準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標準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 style:writing-mode="lr-tb" style:font-independent-line-spacing="true"/>
    </style:style>
    <style:style style:name="MP6" style:family="paragraph">
      <style:text-properties style:font-size-asian="14pt"/>
    </style:style>
    <style:style style:name="MP7" style:family="paragraph">
      <style:paragraph-properties fo:text-align="center"/>
      <style:text-properties style:font-size-asian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text-properties fo:font-size="14pt" style:font-size-asian="14pt" style:font-size-complex="14pt"/>
    </style:style>
    <style:style style:name="MP11" style:family="paragraph">
      <style:paragraph-properties fo:text-align="center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3" style:family="paragraph">
      <style:paragraph-properties fo:text-align="end"/>
      <style:text-properties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office:forms form:automatic-focus="false" form:apply-design-mode="false"/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office:forms form:automatic-focus="false" form:apply-design-mode="false"/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>
        <draw:text-box>
          <text:p text:style-name="MP6"><text:span text:style-name="MT1"><presentation:date-time/></text:span></text:p>
        </draw:text-box>
      </draw:frame>
      <draw:frame presentation:style-name="Mpr3" draw:text-style-name="MP8" draw:layer="backgroundobjects" svg:width="12.725cm" svg:height="1.956cm" svg:x="7.624cm" svg:y="13.65cm">
        <draw:text-box>
          <text:p text:style-name="MP7"><text:span text:style-name="MT1"><presentation:footer/></text:span></text:p>
        </draw:text-box>
      </draw:frame>
      <draw:frame presentation:style-name="Mpr3" draw:text-style-name="MP8" draw:layer="backgroundobjects" svg:width="3.175cm" svg:height="1.95cm" svg:x="23.595cm" svg:y="13.65cm">
        <draw:text-box>
          <text:p text:style-name="MP7"><text:span text:style-name="MT1"><text:page-number>&lt;番号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標準" style:page-layout-name="PM1" draw:style-name="Mdp1">
      <office:forms form:automatic-focus="false" form:apply-design-mode="false"/>
      <draw:frame presentation:style-name="標準-title" draw:layer="backgroundobjects" svg:width="25.199cm" svg:height="2.629cm" svg:x="1.4cm" svg:y="0.628cm" presentation:class="title" presentation:placeholder="true">
        <draw:text-box/>
      </draw:frame>
      <draw:frame draw:style-name="標準_7e_LT_7e_Gliederung_20_1" draw:layer="backgroundobjects" svg:width="25.199cm" svg:height="9.134cm" svg:x="1.4cm" svg:y="3.685cm" presentation:class="outline" presentation:placeholder="true">
        <draw:text-box/>
      </draw:frame>
      <draw:frame presentation:style-name="Mpr6" draw:text-style-name="MP10" draw:layer="backgroundobjects" svg:width="6.523cm" svg:height="1.085cm" svg:x="1.4cm" svg:y="14.348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8.875cm" svg:height="1.085cm" svg:x="9.576cm" svg:y="14.348cm" presentation:class="footer">
        <draw:text-box>
          <text:p text:style-name="MP11"><presentation:footer/></text:p>
        </draw:text-box>
      </draw:frame>
      <draw:frame presentation:style-name="Mpr6" draw:text-style-name="MP14" draw:layer="backgroundobjects" svg:width="6.523cm" svg:height="1.085cm" svg:x="20.076cm" svg:y="14.348cm" presentation:class="page-number">
        <draw:text-box>
          <text:p text:style-name="MP13"><text:page-number>&lt;番号&gt;</text:page-number></text:p>
        </draw:text-box>
      </draw:frame>
      <presentation:notes style:page-layout-name="PM0">
        <office:forms form:automatic-focus="false" form:apply-design-mode="false"/>
        <draw:page-thumbnail presentation:style-name="標準-title" draw:layer="backgroundobjects" svg:width="19.798cm" svg:height="11.136cm" svg:x="0.6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0" draw:layer="backgroundobjects" svg:width="9.113cm" svg:height="1.484cm" svg:x="0cm" svg:y="0cm" presentation:class="header">
          <draw:text-box>
            <text:p text:style-name="MP9"><presentation:header/></text:p>
          </draw:text-box>
        </draw:frame>
        <draw:frame presentation:style-name="Mpr7" draw:text-style-name="MP14" draw:layer="backgroundobjects" svg:width="9.113cm" svg:height="1.484cm" svg:x="11.886cm" svg:y="0cm" presentation:class="date-time">
          <draw:text-box>
            <text:p text:style-name="MP13"><presentation:date-time/></text:p>
          </draw:text-box>
        </draw:frame>
        <draw:frame presentation:style-name="Mpr8" draw:text-style-name="MP10" draw:layer="backgroundobjects" svg:width="9.113cm" svg:height="1.484cm" svg:x="0cm" svg:y="28.215cm" presentation:class="footer">
          <draw:text-box>
            <text:p text:style-name="MP9"><presentation:footer/></text:p>
          </draw:text-box>
        </draw:frame>
        <draw:frame presentation:style-name="Mpr8" draw:text-style-name="MP14" draw:layer="backgroundobjects" svg:width="9.113cm" svg:height="1.484cm" svg:x="11.886cm" svg:y="28.215cm" presentation:class="page-number">
          <draw:text-box>
            <text:p text:style-name="MP13"><text:page-number>&lt;番号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26T16:18:51.892000000</meta:creation-date>
    <meta:editing-duration>PT2H14M30S</meta:editing-duration>
    <meta:editing-cycles>13</meta:editing-cycles>
    <meta:generator>LibreOffice/7.2.5.2$Windows_X86_64 LibreOffice_project/499f9727c189e6ef3471021d6132d4c694f357e5</meta:generator>
    <dc:title>Beehive</dc:title>
    <dc:date>2022-05-30T12:32:26.430000000</dc:date>
    <meta:document-statistic meta:object-count="283"/>
  </office:meta>
</office:document-meta>
</file>